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cktestingApp.jsx:122 [IndexedDB] Datos cargados para BTCUSDT</text:p>
      <text:p text:style-name="Standard">BacktestingApp.jsx:120 [Violation] 'success' handler took 217ms</text:p>
      <text:p text:style-name="Standard">BacktestingApp.jsx:156 [BacktestingApp] Usando datos de IndexedDB</text:p>
      <text:p text:style-name="Standard">TimeController.js:33 [TimeController] Inicializado: 2022-11-18T13:45:00.000Z → 2024-04-22T09:30:00.000Z</text:p>
      <text:p text:style-name="Standard">TimeController.js:220 [TimeController] ⏭️ Jump to 2024-04-22T09:30:00.000Z</text:p>
      <text:p text:style-name="Standard">BacktestingApp.jsx:192 [BacktestingApp] ✅ Inicializado</text:p>
      <text:p text:style-name="Standard">BacktestingChart.jsx:24 [BacktestingChart] Drawing tools disabled - Fabric.js compatibility issue</text:p>
      <text:p text:style-name="Standard">BacktestingChart.jsx:24 [BacktestingChart] Drawing tools disabled - Fabric.js compatibility issue</text:p>
      <text:p text:style-name="Standard">TimeController.js:101 [TimeController] Rol de master reclamado</text:p>
      <text:p text:style-name="Standard">BacktestingApp.jsx:207 [BacktestingApp] handlePlay clicked {hasController: true, currentTime: 1713778200000, isPlaying: false}</text:p>
      <text:p text:style-name="Standard">TimeController.js:139 [TimeController] ▶️ Play @ 1x - currentTime: 2024-04-22T09:30:00.000Z</text:p>
      <text:p text:style-name="Standard">TimeController.js:145 [TimeController] Tick - currentTime: 2024-04-22T09:45:00.000Z, increment: 900000ms</text:p>
      <text:p text:style-name="Standard">TimeController.js:150 [TimeController] Llegamos al final</text:p>
      <text:p text:style-name="Standard">TimeController.js:181 [TimeController] ⏸️ Pause</text:p>
      <text:p text:style-name="Standard">BacktestingApp.jsx:229 [BacktestingApp] handleStop clicked</text:p>
      <text:p text:style-name="Standard">TimeController.js:196 [TimeController] ⏹️ Stop</text:p>
      <text:p text:style-name="Standard">TimeController.js:240 [TimeController] ⚡ Speed: 20x</text:p>
      <text:p text:style-name="Standard">BacktestingApp.jsx:207 [BacktestingApp] handlePlay clicked {hasController: true, currentTime: 1668779100000, isPlaying: false}</text:p>
      <text:p text:style-name="Standard">TimeController.js:139 [TimeController] ▶️ Play @ 20x - currentTime: 2022-11-18T13:45:00.000Z</text:p>
      <text:p text:style-name="Standard">TimeController.js:145 [TimeController] Tick - currentTime: 2022-11-18T18:45:00.000Z, increment: 18000000ms</text:p>
      <text:p text:style-name="Standard">TimeController.js:145 [TimeController] Tick - currentTime: 2022-11-18T23:45:00.000Z, increment: 18000000ms</text:p>
      <text:p text:style-name="Standard">TimeController.js:145 [TimeController] Tick - currentTime: 2022-11-19T04:45:00.000Z, increment: 18000000ms</text:p>
      <text:p text:style-name="Standard">TimeController.js:145 [TimeController] Tick - currentTime: 2022-11-19T09:45:00.000Z, increment: 18000000ms</text:p>
      <text:p text:style-name="Standard">TimeController.js:145 [TimeController] Tick - currentTime: 2022-11-19T14:45:00.000Z, increment: 18000000ms</text:p>
      <text:p text:style-name="Standard">TimeController.js:145 [TimeController] Tick - currentTime: 2022-11-19T19:45:00.000Z, increment: 18000000ms</text:p>
      <text:p text:style-name="Standard">WebSocketManager.js:68 WebSocket Manager cerrado</text:p>
      <text:p text:style-name="Standard">TimeController.js:145 [TimeController] Tick - currentTime: 2022-11-20T00:45:00.000Z, increment: 18000000ms</text:p>
      <text:p text:style-name="Standard">TimeController.js:145 [TimeController] Tick - currentTime: 2022-11-20T05:45:00.000Z, increment: 18000000ms</text:p>
      <text:p text:style-name="Standard">TimeController.js:145 [TimeController] Tick - currentTime: 2022-11-20T10:45:00.000Z, increment: 18000000ms</text:p>
      <text:p text:style-name="Standard">TimeController.js:145 [TimeController] Tick - currentTime: 2022-11-20T15:45:00.000Z, increment: 18000000ms</text:p>
      <text:p text:style-name="Standard">TimeController.js:145 [TimeController] Tick - currentTime: 2022-11-20T20:45:00.000Z, increment: 18000000ms</text:p>
      <text:p text:style-name="Standard">TimeController.js:145 [TimeController] Tick - currentTime: 2022-11-21T01:45:00.000Z, increment: 18000000ms</text:p>
      <text:p text:style-name="Standard">TimeController.js:145 [TimeController] Tick - currentTime: 2022-11-21T06:45:00.000Z, increment: 18000000ms</text:p>
      <text:p text:style-name="Standard">TimeController.js:145 [TimeController] Tick - currentTime: 2022-11-21T11:45:00.000Z, increment: 18000000ms</text:p>
      <text:p text:style-name="Standard"><text:soft-page-break/>BacktestingApp.jsx:221 [BacktestingApp] handlePause clicked</text:p>
      <text:p text:style-name="Standard">TimeController.js:181 [TimeController] ⏸️ Pau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2:42:01.846973400</meta:creation-date>
    <meta:generator>LibreOffice/25.2.6.2$Windows_X86_64 LibreOffice_project/729c5bfe710f5eb71ed3bbde9e06a6065e9c6c5d</meta:generator>
    <meta:print-date>2025-11-17T12:42:32.813115600</meta:print-date>
    <meta:printed-by>Archivos PDF</meta:printed-by>
    <dc:date>2025-11-17T12:50:21.196897700</dc:date>
    <meta:editing-duration>PT7M48S</meta:editing-duration>
    <meta:editing-cycles>1</meta:editing-cycles>
    <meta:document-statistic meta:table-count="0" meta:image-count="0" meta:object-count="0" meta:page-count="2" meta:paragraph-count="36" meta:word-count="250" meta:character-count="3106" meta:non-whitespace-character-count="2892"/>
  </office:meta>
</office:document-meta>
</file>